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1.404cm"/>
    </style:style>
    <style:style style:name="Tabela1.B" style:family="table-column">
      <style:table-column-properties style:column-width="5.609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fo:font-weight="bold" officeooo:rsid="001d1972" officeooo:paragraph-rsid="001d1972" style:font-weight-asian="bold" style:font-weight-complex="bold"/>
    </style:style>
    <style:style style:name="P2" style:family="paragraph" style:parent-style-name="Standard">
      <style:text-properties fo:font-weight="bold" officeooo:rsid="001eb85a" officeooo:paragraph-rsid="001eb85a" style:font-weight-asian="bold" style:font-weight-complex="bold"/>
    </style:style>
    <style:style style:name="P3" style:family="paragraph" style:parent-style-name="Standard">
      <style:text-properties fo:font-weight="normal" officeooo:rsid="001d1972" officeooo:paragraph-rsid="001d1972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d1972" officeooo:paragraph-rsid="001d197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1d1972" officeooo:paragraph-rsid="001d1972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eb85a" officeooo:paragraph-rsid="001eb85a" style:font-weight-asian="normal" style:font-weight-complex="normal"/>
    </style:style>
    <style:style style:name="P7" style:family="paragraph" style:parent-style-name="Standard">
      <style:text-properties fo:font-style="italic" fo:font-weight="normal" officeooo:rsid="001eb85a" officeooo:paragraph-rsid="001eb85a" style:font-style-asian="italic" style:font-weight-asian="normal" style:font-style-complex="italic" style:font-weight-complex="normal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rsid="001d1972" officeooo:paragraph-rsid="001d1972" style:font-weight-asian="normal" style:font-weight-complex="normal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rsid="001d1972" officeooo:paragraph-rsid="001eb85a" style:font-weight-asian="bold" style:font-weight-complex="bold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rsid="001eb85a" officeooo:paragraph-rsid="001eb85a" style:font-weight-asian="bold" style:font-weight-complex="bold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tyle="italic" fo:font-weight="normal" officeooo:rsid="001eb85a" officeooo:paragraph-rsid="001eb85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1eb85a" officeooo:paragraph-rsid="001eb85a" style:font-weight-asian="bold" style:font-weight-complex="bold"/>
    </style:style>
    <style:style style:name="P13" style:family="paragraph" style:parent-style-name="Standard">
      <style:paragraph-properties fo:break-before="page"/>
      <style:text-properties fo:font-style="italic" fo:font-weight="normal" officeooo:rsid="001eb85a" officeooo:paragraph-rsid="001eb85a" style:font-style-asian="italic" style:font-weight-asian="normal" style:font-style-complex="italic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officeooo:rsid="001d1972" officeooo:paragraph-rsid="001d1972"/>
    </style:style>
    <style:style style:name="P15" style:family="paragraph" style:parent-style-name="Table_20_Contents">
      <style:text-properties fo:font-size="22pt" officeooo:rsid="001d1972" officeooo:paragraph-rsid="001d1972" style:font-size-asian="22pt" style:font-size-complex="22pt"/>
    </style:style>
    <style:style style:name="T1" style:family="text">
      <style:text-properties fo:color="#e8bf6a" loext:opacity="100%" style:font-name="JetBrains Mono" fo:font-size="10pt" fo:font-style="normal" style:font-size-asian="10pt" style:font-style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4" style:family="text">
      <style:text-properties fo:color="#a9b7c6" loext:opacity="100%" style:font-name="JetBrains Mono" fo:font-size="10pt" style:font-size-asian="10pt"/>
    </style:style>
    <style:style style:name="T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13" style:family="text">
      <style:text-properties fo:color="#9876aa" loext:opacity="100%" style:font-name="JetBrains Mono" fo:font-size="10pt" style:font-size-asian="10pt"/>
    </style:style>
    <style:style style:name="T14" style:family="text">
      <style:text-properties officeooo:rsid="001eb85a"/>
    </style:style>
    <style:style style:name="T1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19" style:family="text">
      <style:text-properties fo:color="#6897bb" loext:opacity="100%" style:font-name="JetBrains Mono" fo:font-size="10pt" fo:font-style="normal" style:font-size-asian="10pt" style:font-style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2366145413088">
          <table:table-cell table:style-name="Tabela1.A1" table:number-rows-spanned="2" office:value-type="string">
            <text:p text:style-name="P15"><text:span text:style-name="T14">Quick </text:span>MongoDB with Java Spring</text:p>
          </table:table-cell>
          <table:table-cell table:style-name="Tabela1.A1" office:value-type="string">
            <text:p text:style-name="P14">29.04.2022</text:p>
          </table:table-cell>
        </table:table-row>
        <table:table-row table:style-name="TableLine2366145413088">
          <table:covered-table-cell/>
          <table:table-cell table:style-name="Tabela1.A1" office:value-type="string">
            <text:p text:style-name="P14">Pawel Sosnowski</text:p>
          </table:table-cell>
        </table:table-row>
      </table:table>
      <text:p text:style-name="Standard"/>
      <text:p text:style-name="P1">Prerequisites</text:p>
      <text:list xml:id="list1689043206" text:style-name="L2">
        <text:list-item>
          <text:p text:style-name="P4">MongoDB running, exposed at port 27017.</text:p>
        </text:list-item>
        <text:list-item>
          <text:p text:style-name="P4">Database containing required collections.</text:p>
        </text:list-item>
        <text:list-item>
          <text:p text:style-name="P4">Collections containing required documents.</text:p>
        </text:list-item>
        <text:list-item>
          <text:p text:style-name="P4">Lombok</text:p>
        </text:list-item>
        <text:list-item>
          <text:p text:style-name="P6">(some JSON parser)</text:p>
        </text:list-item>
      </text:list>
      <text:p text:style-name="P3"/>
      <text:p text:style-name="P1">POM</text:p>
      <text:p text:style-name="P1"/>
      <text:p text:style-name="P8"><text:span text:style-name="T1">&lt;dependency&gt;</text:span><text:line-break/><text:span text:style-name="T1"><text:tab/>&lt;groupId&gt;</text:span><text:span text:style-name="T3">org.mongodb</text:span><text:span text:style-name="T1">&lt;/groupId&gt;</text:span><text:line-break/><text:span text:style-name="T1"><text:tab/>&lt;artifactId&gt;</text:span><text:span text:style-name="T3">mongodb-driver-sync</text:span><text:span text:style-name="T1">&lt;/artifactId&gt;</text:span><text:line-break/><text:span text:style-name="T1"><text:tab/>&lt;version&gt;</text:span><text:span text:style-name="T3">4.1.2</text:span><text:span text:style-name="T1">&lt;/version&gt;</text:span><text:line-break/><text:span text:style-name="T1">&lt;/dependency&gt;</text:span><text:line-break/><text:span text:style-name="T1">&lt;dependency&gt;</text:span><text:line-break/><text:span text:style-name="T1"><text:tab/>&lt;groupId&gt;</text:span><text:span text:style-name="T3">org.mongodb</text:span><text:span text:style-name="T1">&lt;/groupId&gt;</text:span><text:line-break/><text:span text:style-name="T1"><text:tab/>&lt;artifactId&gt;</text:span><text:span text:style-name="T3">mongo-java-driver</text:span><text:span text:style-name="T1">&lt;/artifactId&gt;</text:span><text:line-break/><text:span text:style-name="T1"><text:tab/>&lt;version&gt;</text:span><text:span text:style-name="T3">3.12.8</text:span><text:span text:style-name="T1">&lt;/version&gt;</text:span><text:line-break/><text:span text:style-name="T1">&lt;/dependency&gt;</text:span><text:line-break/><text:span text:style-name="T1">&lt;dependency&gt;</text:span><text:line-break/><text:span text:style-name="T1"><text:tab/>&lt;groupId&gt;</text:span><text:span text:style-name="T3">org.mongodb</text:span><text:span text:style-name="T1">&lt;/groupId&gt;</text:span><text:line-break/><text:span text:style-name="T1"><text:tab/>&lt;artifactId&gt;</text:span><text:span text:style-name="T3">bson</text:span><text:span text:style-name="T1">&lt;/artifactId&gt;</text:span><text:line-break/><text:span text:style-name="T1"><text:tab/>&lt;version&gt;</text:span><text:span text:style-name="T3">4.1.2</text:span><text:span text:style-name="T1">&lt;/version&gt;</text:span><text:line-break/><text:span text:style-name="T1">&lt;/dependency&gt;</text:span><text:line-break/><text:span text:style-name="T1">&lt;dependency&gt;</text:span><text:line-break/><text:span text:style-name="T1"><text:tab/>&lt;groupId&gt;</text:span><text:span text:style-name="T3">org.springframework.data</text:span><text:span text:style-name="T1">&lt;/groupId&gt;</text:span><text:line-break/><text:span text:style-name="T1"><text:tab/>&lt;artifactId&gt;</text:span><text:span text:style-name="T3">spring-data-mongodb</text:span><text:span text:style-name="T1">&lt;/artifactId&gt;</text:span><text:line-break/><text:span text:style-name="T1"><text:tab/>&lt;version&gt;</text:span><text:span text:style-name="T3">3.1.6</text:span><text:span text:style-name="T1">&lt;/version&gt;</text:span><text:line-break/><text:span text:style-name="T1">&lt;/dependency&gt;</text:span></text:p>
      <text:p text:style-name="P5">* Of course use newest versions</text:p>
      <text:p text:style-name="P3"/>
      <text:p text:style-name="P1">Creating entities</text:p>
      <text:p text:style-name="P1"/>
      <text:p text:style-name="P9"><text:span text:style-name="T5">@Getter</text:span><text:line-break/><text:span text:style-name="T5">@Setter</text:span><text:line-break/><text:span text:style-name="T5">@ToString</text:span><text:line-break/><text:span text:style-name="T5">@Document</text:span><text:span text:style-name="T2">(collection = </text:span><text:span text:style-name="T7">"places"</text:span><text:span text:style-name="T2">)</text:span><text:line-break/><text:span text:style-name="T5">@AllArgsConstructor</text:span><text:line-break/><text:span text:style-name="T9">public class </text:span><text:span text:style-name="T2">Warehouse {</text:span><text:line-break/><text:span text:style-name="T2"> <text:s text:c="3"/></text:span><text:span text:style-name="T5">@Id</text:span><text:line-break/><text:span text:style-name="T5"> <text:s text:c="3"/>@Field</text:span><text:span text:style-name="T2">(</text:span><text:span text:style-name="T7">"_id"</text:span><text:span text:style-name="T2">)</text:span><text:line-break/><text:span text:style-name="T2"> <text:s text:c="3"/></text:span><text:span text:style-name="T9">private </text:span><text:span text:style-name="T2">String </text:span><text:span text:style-name="T11">id</text:span><text:span text:style-name="T9">;</text:span><text:line-break/><text:line-break/><text:span text:style-name="T9"> <text:s text:c="3"/></text:span><text:span text:style-name="T5">@Field</text:span><text:span text:style-name="T2">(</text:span><text:span text:style-name="T7">"name"</text:span><text:span text:style-name="T2">)</text:span><text:line-break/><text:span text:style-name="T2"> <text:s text:c="3"/></text:span><text:span text:style-name="T9">private </text:span><text:span text:style-name="T2">String </text:span><text:span text:style-name="T11">name</text:span><text:span text:style-name="T9">;</text:span><text:line-break/><text:line-break/><text:span text:style-name="T9"> <text:s text:c="3"/></text:span><text:span text:style-name="T5">@Field</text:span><text:span text:style-name="T2">(</text:span><text:span text:style-name="T7">"location"</text:span><text:span text:style-name="T2">)</text:span><text:line-break/><text:span text:style-name="T2"> <text:s text:c="3"/></text:span><text:span text:style-name="T9">private </text:span><text:span text:style-name="T2">Coords </text:span><text:span text:style-name="T11">coords</text:span><text:span text:style-name="T9">;</text:span><text:line-break/><text:span text:style-name="T2">}</text:span><text:line-break/></text:p>
      <text:p text:style-name="P1"/>
      <text:p text:style-name="P1"/>
      <text:p text:style-name="P12">Creating repositories</text:p>
      <text:p text:style-name="P2"/>
      <text:p text:style-name="P10"><text:span text:style-name="T9">public interface </text:span><text:span text:style-name="T2">WarehouseRepository </text:span><text:span text:style-name="T9">extends </text:span><text:span text:style-name="T2">MongoRepository&lt;Warehouse</text:span><text:span text:style-name="T9">, </text:span><text:span text:style-name="T2">String&gt; {</text:span><text:line-break/><text:span text:style-name="T2"> <text:s text:c="3"/>Optional&lt;Warehouse&gt; </text:span><text:span text:style-name="T15">findById</text:span><text:span text:style-name="T2">(String id)</text:span><text:span text:style-name="T9">;</text:span><text:line-break/><text:span text:style-name="T2">}</text:span></text:p>
      <text:p text:style-name="P2"/>
      <text:p text:style-name="P2"/>
      <text:p text:style-name="P2">Introducing MongoDB to a Controller</text:p>
      <text:p text:style-name="P2"/>
      <text:p text:style-name="P10"><text:span text:style-name="T5">@Controller</text:span><text:line-break/><text:span text:style-name="T9">public class </text:span><text:span text:style-name="T2">WarehouseController {</text:span><text:line-break/><text:line-break/><text:span text:style-name="T9"> <text:s text:c="3"/></text:span><text:span text:style-name="T5">@Autowired</text:span><text:line-break/><text:span text:style-name="T5"> <text:s text:c="3"/></text:span><text:span text:style-name="T2">WarehouseRepository </text:span><text:span text:style-name="T11">warehouseRepository</text:span><text:span text:style-name="T9">;</text:span><text:line-break/><text:span text:style-name="T9"> <text:s text:c="3"/></text:span><text:span text:style-name="T17">//...</text:span></text:p>
      <text:p text:style-name="P2"/>
      <text:p text:style-name="P2"/>
      <text:p text:style-name="P7">Inserting JSON into MongoDB</text:p>
      <text:p text:style-name="P7"/>
      <text:p text:style-name="P11"><text:span text:style-name="T6">@GetMapping</text:span><text:span text:style-name="T3">(</text:span><text:span text:style-name="T8">"/insert_db"</text:span><text:span text:style-name="T3">)</text:span><text:line-break/><text:span text:style-name="T6">@ResponseBody</text:span><text:line-break/><text:span text:style-name="T6">@SuppressWarnings</text:span><text:span text:style-name="T3">(</text:span><text:span text:style-name="T8">"unchecked"</text:span><text:span text:style-name="T3">)</text:span><text:line-break/><text:span text:style-name="T10">public </text:span><text:span text:style-name="T3">String </text:span><text:span text:style-name="T16">GetWarehouseDataInsertedToDB</text:span><text:span text:style-name="T3">(</text:span><text:span text:style-name="T6">@RequestBody </text:span><text:span text:style-name="T3">String body) {</text:span><text:line-break/><text:span text:style-name="T3"> <text:s text:c="3"/>JSONParser jsonParser = </text:span><text:span text:style-name="T10">new </text:span><text:span text:style-name="T3">JSONParser()</text:span><text:span text:style-name="T10">;</text:span><text:line-break/><text:span text:style-name="T10"> <text:s text:c="3"/></text:span><text:span text:style-name="T3">JSONArray jsonArray = </text:span><text:span text:style-name="T10">new </text:span><text:span text:style-name="T3">JSONArray()</text:span><text:span text:style-name="T10">;</text:span><text:line-break/><text:line-break/><text:span text:style-name="T10"> <text:s text:c="3"/>try </text:span><text:span text:style-name="T3">{</text:span><text:line-break/><text:span text:style-name="T3"> <text:s text:c="7"/>jsonArray.add(jsonParser.parse(body))</text:span><text:span text:style-name="T10">;</text:span><text:line-break/><text:span text:style-name="T10"> <text:s text:c="3"/></text:span><text:span text:style-name="T3">} </text:span><text:span text:style-name="T10">catch </text:span><text:span text:style-name="T3">(ParseException e) {</text:span><text:line-break/><text:span text:style-name="T3"> <text:s text:c="7"/></text:span><text:span text:style-name="T13">log</text:span><text:span text:style-name="T3">.log(Level.</text:span><text:span text:style-name="T13">SEVERE</text:span><text:span text:style-name="T10">, </text:span><text:span text:style-name="T8">"Failed to insert to database."</text:span><text:span text:style-name="T3">)</text:span><text:span text:style-name="T10">;</text:span><text:line-break/><text:span text:style-name="T10"> <text:s text:c="7"/>return </text:span><text:span text:style-name="T8">"Failed"</text:span><text:span text:style-name="T10">;</text:span><text:line-break/><text:span text:style-name="T10"> <text:s text:c="3"/></text:span><text:span text:style-name="T3">}</text:span><text:line-break/><text:line-break/><text:span text:style-name="T3"> <text:s text:c="3"/></text:span><text:span text:style-name="T10">try </text:span><text:span text:style-name="T3">(MongoClient mongoClient = MongoClients.</text:span><text:span text:style-name="T4">create</text:span><text:span text:style-name="T3">(</text:span><text:span text:style-name="T8">"mongodb://localhost:27017"</text:span><text:span text:style-name="T3">)) {</text:span><text:line-break/><text:span text:style-name="T3"> <text:s text:c="7"/>MongoDatabase theDB = mongoClient.getDatabase(</text:span><text:span text:style-name="T8">"car_sales"</text:span><text:span text:style-name="T3">)</text:span><text:span text:style-name="T10">;</text:span><text:line-break/><text:line-break/><text:span text:style-name="T10"> <text:s text:c="7"/></text:span><text:span text:style-name="T3">MongoCollection&lt;Document&gt; placesCollection = theDB.getCollection(</text:span><text:span text:style-name="T8">"places"</text:span><text:span text:style-name="T3">)</text:span><text:span text:style-name="T10">;</text:span><text:line-break/><text:span text:style-name="T10"> <text:s text:c="7"/></text:span><text:line-break/><text:span text:style-name="T10"> <text:s text:c="7"/>for </text:span><text:span text:style-name="T3">(Object jsonObject : (JSONArray) jsonArray.get(</text:span><text:span text:style-name="T19">0</text:span><text:span text:style-name="T3">)) {</text:span><text:line-break/><text:span text:style-name="T3"> <text:s text:c="11"/>Document place = </text:span><text:span text:style-name="T10">new </text:span><text:span text:style-name="T3">Document()</text:span><text:span text:style-name="T10">;</text:span><text:line-break/><text:line-break/><text:span text:style-name="T18"> <text:s text:c="11"/></text:span><text:span text:style-name="T10">for </text:span><text:span text:style-name="T3">(String key : Arrays.</text:span><text:span text:style-name="T4">asList</text:span><text:span text:style-name="T3">(</text:span><text:span text:style-name="T8">"_id"</text:span><text:span text:style-name="T10">, </text:span><text:span text:style-name="T8">"name"</text:span><text:span text:style-name="T10">, </text:span><text:span text:style-name="T8">"location"</text:span><text:span text:style-name="T3">)) {</text:span><text:line-break/><text:span text:style-name="T3"> <text:s text:c="15"/>place.append(key</text:span><text:span text:style-name="T10">, </text:span><text:span text:style-name="T3">doced.get(key))</text:span><text:span text:style-name="T10">;</text:span><text:line-break/><text:span text:style-name="T10"> <text:s text:c="11"/></text:span><text:span text:style-name="T3">}</text:span><text:line-break/><text:span text:style-name="T3"> <text:s text:c="11"/></text:span><text:span text:style-name="T10">try </text:span><text:span text:style-name="T3">{</text:span><text:line-break/><text:span text:style-name="T3"> <text:s text:c="15"/>placesCollection.insertOne(place)</text:span><text:span text:style-name="T10">;</text:span><text:line-break/><text:span text:style-name="T10"> <text:s text:c="11"/></text:span><text:span text:style-name="T3">} </text:span><text:span text:style-name="T10">catch </text:span><text:span text:style-name="T3">(MongoWriteException e) {</text:span><text:line-break/><text:span text:style-name="T3"> <text:s text:c="15"/></text:span><text:span text:style-name="T13">log</text:span><text:span text:style-name="T3">.log(Level.</text:span><text:span text:style-name="T13">WARNING</text:span><text:span text:style-name="T10">, </text:span><text:span text:style-name="T8">"Duplicate record found: place, not inserting."</text:span><text:span text:style-name="T3">)</text:span><text:span text:style-name="T10">;</text:span><text:line-break/><text:span text:style-name="T10"> <text:s text:c="11"/></text:span><text:span text:style-name="T3">}</text:span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0">return </text:span><text:span text:style-name="T8">"Success"</text:span><text:span text:style-name="T10">;</text:span><text:line-break/><text:span text:style-name="T3">}</text:span><text:line-break/></text:p>
      <text:p text:style-name="P7"/>
      <text:p text:style-name="P7"/>
      <text:p text:style-name="P13">Getting data from MongoDB</text:p>
      <text:p text:style-name="P7"/>
      <text:p text:style-name="P11"><text:span text:style-name="T6">@GetMapping</text:span><text:span text:style-name="T3">(</text:span><text:span text:style-name="T8">"/warehouse"</text:span><text:span text:style-name="T3">)</text:span><text:line-break/><text:span text:style-name="T10">public </text:span><text:span text:style-name="T3">ResponseEntity&lt;Object&gt; </text:span><text:span text:style-name="T16">getWarehouse</text:span><text:span text:style-name="T3">(</text:span><text:line-break/><text:span text:style-name="T3"> <text:s text:c="7"/></text:span><text:span text:style-name="T6">@RequestParam</text:span><text:span text:style-name="T3">() String id</text:span><text:line-break/><text:span text:style-name="T3">) {</text:span><text:line-break/><text:span text:style-name="T3"> <text:s text:c="3"/></text:span><text:span text:style-name="T10">try </text:span><text:span text:style-name="T3">{</text:span><text:line-break/><text:span text:style-name="T3"> <text:s text:c="7"/>Optional&lt;Warehouse&gt; warehouse = </text:span><text:span text:style-name="T12">warehouseRepository</text:span><text:span text:style-name="T3">.findById(id)</text:span><text:span text:style-name="T10">;</text:span><text:line-break/><text:span text:style-name="T10"> <text:s text:c="7"/>if</text:span><text:span text:style-name="T3">(warehouse.isEmpty()) {</text:span><text:line-break/><text:span text:style-name="T3"> <text:s text:c="11"/></text:span><text:span text:style-name="T13">log</text:span><text:span text:style-name="T3">.log(Level.</text:span><text:span text:style-name="T13">WARNING</text:span><text:span text:style-name="T10">, </text:span><text:span text:style-name="T8">"Did not find warehouse with id: "</text:span><text:span text:style-name="T3">+id)</text:span><text:span text:style-name="T10">;</text:span><text:line-break/><text:span text:style-name="T10"> <text:s text:c="11"/>return new </text:span><text:span text:style-name="T3">ResponseEntity&lt;&gt;(HttpStatus.</text:span><text:span text:style-name="T13">NO_CONTENT</text:span><text:span text:style-name="T3">)</text:span><text:span text:style-name="T10">;</text:span><text:line-break/><text:span text:style-name="T10"> <text:s text:c="7"/></text:span><text:span text:style-name="T3">}</text:span><text:line-break/><text:span text:style-name="T3"> <text:s text:c="7"/></text:span><text:span text:style-name="T10">return new </text:span><text:span text:style-name="T3">ResponseEntity&lt;&gt;(warehouse</text:span><text:span text:style-name="T10">, </text:span><text:span text:style-name="T3">HttpStatus.</text:span><text:span text:style-name="T13">OK</text:span><text:span text:style-name="T3">)</text:span><text:span text:style-name="T10">;</text:span><text:line-break/><text:span text:style-name="T10"> <text:s text:c="3"/></text:span><text:span text:style-name="T3">} </text:span><text:span text:style-name="T10">catch </text:span><text:span text:style-name="T3">(Exception e) {</text:span><text:line-break/><text:span text:style-name="T3"> <text:s text:c="7"/>e.printStackTrace()</text:span><text:span text:style-name="T10">;</text:span><text:line-break/><text:span text:style-name="T10"> <text:s text:c="7"/>return new </text:span><text:span text:style-name="T3">ResponseEntity&lt;&gt;(</text:span><text:span text:style-name="T10">null, </text:span><text:span text:style-name="T3">HttpStatus.</text:span><text:span text:style-name="T13">INTERNAL_SERVER_ERROR</text:span><text:span text:style-name="T3">)</text:span><text:span text:style-name="T10">;</text:span><text:line-break/><text:span text:style-name="T10"> <text:s text:c="3"/></text:span><text:span text:style-name="T3">}</text:span><text:line-break/><text:span text:style-name="T3">}</text:span><text:line-break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20:34:10.728000000</meta:creation-date>
    <dc:date>2022-04-28T20:53:48.817000000</dc:date>
    <meta:editing-duration>PT9M27S</meta:editing-duration>
    <meta:editing-cycles>1</meta:editing-cycles>
    <meta:document-statistic meta:table-count="1" meta:image-count="0" meta:object-count="0" meta:page-count="3" meta:paragraph-count="22" meta:word-count="260" meta:character-count="3149" meta:non-whitespace-character-count="2541"/>
    <meta:generator>LibreOffice/7.1.4.2$Windows_X86_64 LibreOffice_project/a529a4fab45b75fefc5b6226684193eb000654f6</meta:generator>
  </office:meta>
</office:document-meta>
</file>